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208d94"/>
    </style:style>
    <style:style style:name="P4" style:family="paragraph" style:parent-style-name="Standard">
      <style:text-properties officeooo:rsid="0013b9c6" officeooo:paragraph-rsid="00208d94"/>
    </style:style>
    <style:style style:name="P5" style:family="paragraph" style:parent-style-name="Standard">
      <style:text-properties officeooo:rsid="001e1e93" officeooo:paragraph-rsid="000ecdc1"/>
    </style:style>
    <style:style style:name="P6" style:family="paragraph" style:parent-style-name="Preformatted_20_Text">
      <style:text-properties officeooo:paragraph-rsid="00161d22"/>
    </style:style>
    <style:style style:name="P7" style:family="paragraph" style:parent-style-name="Preformatted_20_Text">
      <style:text-properties officeooo:rsid="00161d22" officeooo:paragraph-rsid="00161d22"/>
    </style:style>
    <style:style style:name="P8" style:family="paragraph" style:parent-style-name="Preformatted_20_Text">
      <style:text-properties officeooo:paragraph-rsid="00168796"/>
    </style:style>
    <style:style style:name="P9" style:family="paragraph" style:parent-style-name="Preformatted_20_Text">
      <style:text-properties officeooo:rsid="0013b9c6" officeooo:paragraph-rsid="00208d94"/>
    </style:style>
    <style:style style:name="P10" style:family="paragraph" style:parent-style-name="Preformatted_20_Text">
      <style:text-properties officeooo:rsid="00208d94" officeooo:paragraph-rsid="00208d94"/>
    </style:style>
    <style:style style:name="P11" style:family="paragraph" style:parent-style-name="Preformatted_20_Text">
      <style:text-properties officeooo:rsid="00208d94" officeooo:paragraph-rsid="002757ce"/>
    </style:style>
    <style:style style:name="P12" style:family="paragraph" style:parent-style-name="Preformatted_20_Text">
      <style:text-properties officeooo:rsid="00231ee6" officeooo:paragraph-rsid="00231ee6"/>
    </style:style>
    <style:style style:name="P13" style:family="paragraph" style:parent-style-name="Preformatted_20_Text">
      <style:text-properties officeooo:rsid="0024a9d8" officeooo:paragraph-rsid="0024a9d8"/>
    </style:style>
    <style:style style:name="P14" style:family="paragraph" style:parent-style-name="Preformatted_20_Text">
      <style:text-properties officeooo:rsid="0024a9d8" officeooo:paragraph-rsid="002757ce"/>
    </style:style>
    <style:style style:name="P15" style:family="paragraph" style:parent-style-name="Preformatted_20_Text">
      <style:paragraph-properties fo:break-before="page"/>
      <style:text-properties officeooo:rsid="0013b9c6" officeooo:paragraph-rsid="00208d94"/>
    </style:style>
    <style:style style:name="P16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ize="16pt" fo:font-weight="bold" officeooo:rsid="0028ad9a" officeooo:paragraph-rsid="0028ad9a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0ecdc1" officeooo:paragraph-rsid="00294afd"/>
    </style:style>
    <style:style style:name="P19" style:family="paragraph" style:parent-style-name="Standard">
      <style:text-properties officeooo:rsid="000ecdc1" officeooo:paragraph-rsid="000ecdc1"/>
    </style:style>
    <style:style style:name="P20" style:family="paragraph" style:parent-style-name="Standard">
      <style:text-properties officeooo:paragraph-rsid="00294afd"/>
    </style:style>
    <style:style style:name="P21" style:family="paragraph" style:parent-style-name="Heading_20_5">
      <style:text-properties officeooo:rsid="000ecdc1"/>
    </style:style>
    <style:style style:name="P22" style:family="paragraph" style:parent-style-name="Heading_20_5">
      <style:text-properties officeooo:rsid="000ecdc1" officeooo:paragraph-rsid="00294afd"/>
    </style:style>
    <style:style style:name="P23" style:family="paragraph" style:parent-style-name="Heading_20_5">
      <style:text-properties officeooo:rsid="0011b245" officeooo:paragraph-rsid="00208d94"/>
    </style:style>
    <style:style style:name="P24" style:family="paragraph" style:parent-style-name="Heading_20_5">
      <style:text-properties officeooo:rsid="00208d94" officeooo:paragraph-rsid="00208d94"/>
    </style:style>
    <style:style style:name="P25" style:family="paragraph" style:parent-style-name="Heading_20_5">
      <style:text-properties officeooo:rsid="002757ce" officeooo:paragraph-rsid="002757ce"/>
    </style:style>
    <style:style style:name="P26" style:family="paragraph" style:parent-style-name="Preformatted_20_Text">
      <style:text-properties officeooo:rsid="002757ce" officeooo:paragraph-rsid="002757ce"/>
    </style:style>
    <style:style style:name="P27" style:family="paragraph" style:parent-style-name="Preformatted_20_Text">
      <style:text-properties officeooo:rsid="00208d94" officeooo:paragraph-rsid="00294afd"/>
    </style:style>
    <style:style style:name="T1" style:family="text">
      <style:text-properties officeooo:rsid="00274b0e"/>
    </style:style>
    <style:style style:name="T2" style:family="text">
      <style:text-properties officeooo:rsid="00161d22"/>
    </style:style>
    <style:style style:name="T3" style:family="text">
      <style:text-properties officeooo:rsid="00168796"/>
    </style:style>
    <style:style style:name="T4" style:family="text">
      <style:text-properties officeooo:rsid="00208d94"/>
    </style:style>
    <style:style style:name="T5" style:family="text">
      <style:text-properties officeooo:rsid="00279a61"/>
    </style:style>
    <style:style style:name="T6" style:family="text">
      <style:text-properties officeooo:rsid="001e9d3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owershell</text:p>
      <text:p text:style-name="P5"/>
      <text:h text:style-name="P21" text:outline-level="5"><text:bookmark-start text:name="__RefHeading__174_1547444868"/>How do you check the network configuration?<text:bookmark-end text:name="__RefHeading__174_1547444868"/></text:h>
      <text:p text:style-name="P2"/>
      <text:p text:style-name="P18">The data dictionary tables have to be called repeatedly. This is because the dictionary cache is too small.</text:p>
      <text:p text:style-name="P2"/>
      <text:p text:style-name="P6">$ <text:span text:style-name="T2">ifconfig -a</text:span></text:p>
      <text:p text:style-name="P7">$ ifconfig -a | grep eth</text:p>
      <text:p text:style-name="P2"/>
      <text:h text:style-name="P22" text:outline-level="5"><text:span text:style-name="T6">What is a recursive SQL statement</text:span>?</text:h>
      <text:p text:style-name="P18"/>
      <text:p text:style-name="P20">The data dictionary tables have to be called repeatedly. This is because the dictionary cache is too small.</text:p>
      <text:p text:style-name="P27"/>
      <text:p text:style-name="P14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174_1547444868" text:style-name="Index_20_Link" text:visited-style-name="Index_20_Link">1.How do you check the network configuration?<text:tab/>1</text:a></text:p>
          <text:p text:style-name="P16"><text:a xlink:type="simple" xlink:href="#__RefHeading__176_1547444868" text:style-name="Index_20_Link" text:visited-style-name="Index_20_Link">2.How do you check the kernel parameters?<text:tab/>1</text:a></text:p>
          <text:p text:style-name="P16"><text:a xlink:type="simple" xlink:href="#__RefHeading__178_1547444868" text:style-name="Index_20_Link" text:visited-style-name="Index_20_Link">3.What UNIX command will control the default file permissions when files are created?<text:tab/>1</text:a></text:p>
          <text:p text:style-name="P16"><text:a xlink:type="simple" xlink:href="#__RefHeading__180_1547444868" text:style-name="Index_20_Link" text:visited-style-name="Index_20_Link">4.Give two UNIX kernel parameters that effect an Oracle install.<text:tab/>1</text:a></text:p>
          <text:p text:style-name="P16"><text:a xlink:type="simple" xlink:href="#__RefHeading__182_1547444868" text:style-name="Index_20_Link" text:visited-style-name="Index_20_Link">5.What command do you use to display and remove the shared memory segments?<text:tab/>1</text:a></text:p>
          <text:p text:style-name="P16"><text:a xlink:type="simple" xlink:href="#__RefHeading__182_15474448681" text:style-name="Index_20_Link" text:visited-style-name="Index_20_Link">6.How do you check the memory size in Linux?<text:tab/>1</text:a>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4b0e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Powershell ---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7-04-19T09:58:58.140378654</dc:date>
    <meta:editing-duration>PT54M26S</meta:editing-duration>
    <meta:editing-cycles>27</meta:editing-cycles>
    <meta:generator>LibreOffice/5.2.4.2.1$Linux_X86_64 LibreOffice_project/20m0$Build-2</meta:generator>
    <meta:document-statistic meta:table-count="0" meta:image-count="0" meta:object-count="0" meta:page-count="2" meta:paragraph-count="15" meta:word-count="133" meta:character-count="746" meta:non-whitespace-character-count="629"/>
  </office:meta>
</office:document-meta>
</file>